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accelerator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automatic-styles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5.667cm" style:rel-column-width="21845*"/>
    </style:style>
    <style:style style:family="table-cell" style:name="Tabelle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elle1.C1">
      <style:table-cell-properties fo:border="0.05pt solid #000000" fo:padding="0.097cm"/>
    </style:style>
    <style:style style:family="table-cell" style:name="Tabelle1.A2">
      <style:table-cell-properties fo:border-bottom="0.05pt solid #000000" fo:border-left="0.05pt solid #000000" fo:border-right="none" fo:border-top="none" fo:padding="0.097cm"/>
    </style:style>
    <style:style style:family="table-cell" style:name="Tabelle1.C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text-properties officeooo:paragraph-rsid="00110b4a" officeooo:rsid="00110b4a"/>
    </style:style>
    <style:style style:family="paragraph" style:name="P2" style:parent-style-name="Standard">
      <style:text-properties fo:font-style="italic" fo:font-weight="bold" officeooo:paragraph-rsid="00110b4a" officeooo:rsid="00110b4a" style:font-style-asian="italic" style:font-style-complex="italic" style:font-weight-asian="bold" style:font-weight-complex="bold"/>
    </style:style>
    <style:style style:family="paragraph" style:name="P3" style:parent-style-name="Table_20_Contents">
      <style:text-properties officeooo:paragraph-rsid="00110b4a" officeooo:rsid="00110b4a"/>
    </style:style>
    <style:style style:family="text" style:name="T1">
      <style:text-properties officeooo:rsid="001136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outline-level="1" text:style-name="Heading_20_1">LibreOffice Test Document</text:h>
      <text:p text:style-name="P1"/>
      <text:p text:style-name="P1">This is a simple Test Document with <text:span>Just a Example</text:span> <text:span>Just a Example</text:span> and a table</text:p>
      <text:p text:style-name="P1"/>
      <table:table table:name="Tabelle1" table:style-name="Tabelle1">
        <table:table-column table:number-columns-repeated="3" table:style-name="Tabelle1.A"/>
        <table:table-row>
          <table:table-cell office:value-type="string" table:style-name="Tabelle1.A1">
            <text:p text:style-name="P3">Col1</text:p>
          </table:table-cell>
          <table:table-cell office:value-type="string" table:style-name="Tabelle1.A1">
            <text:p text:style-name="P3">Col2</text:p>
          </table:table-cell>
          <table:table-cell office:value-type="string" table:style-name="Tabelle1.C1">
            <text:p text:style-name="P3">Col3</text:p>
          </table:table-cell>
        </table:table-row>
        <table:table-row>
          <table:table-cell office:value-type="string" table:style-name="Tabelle1.A2">
            <text:p text:style-name="P3">a</text:p>
          </table:table-cell>
          <table:table-cell office:value-type="string" table:style-name="Tabelle1.A2">
            <text:p text:style-name="P3">b</text:p>
          </table:table-cell>
          <table:table-cell office:value-type="string" table:style-name="Tabelle1.C2">
            <text:p text:style-name="P3">c</text:p>
          </table:table-cell>
        </table:table-row>
      </table:table>
      <text:p text:style-name="P1"/>
      <text:p text:style-name="P1"/>
      <text:p text:style-name="P2">End of <text:span text:style-name="T1">Test </text:span>Document :-)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DE" fo:font-size="12pt" fo:language="de" style:country-asian="CN" style:country-complex="IN" style:font-name="Liberation Serif" style:font-name-asian="DejaVu Sans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Liberation Serif" style:font-name-asian="DejaVu Sans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DejaVu Sans'" style:font-family-complex="FreeSans" style:font-family-generic="swiss" style:font-family-generic-asian="system" style:font-family-generic-complex="system" style:font-name="Liberation Sans" style:font-name-asian="DejaVu Sans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15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layout-grid-base-height="0.706cm" style:layout-grid-color="#c0c0c0" style:layout-grid-display="false" style:layout-grid-lines="20" style:layout-grid-mode="none" style:layout-grid-print="false" style:layout-grid-ruby-below="false" style:layout-grid-ruby-height="0.353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Ralph Soika</meta:initial-creator>
    <meta:creation-date>2022-11-18T12:30:39.502511474</meta:creation-date>
    <dc:date>2023-12-09T14:58:10</dc:date>
    <dc:creator>Ralph Soika</dc:creator>
    <meta:editing-duration>PT0.025S</meta:editing-duration>
    <meta:editing-cycles>3</meta:editing-cycles>
    <meta:generator>StarOffice/8$Win32 OpenOffice.org_project/680m18$Build-9161</meta:generator>
    <meta:document-statistic meta:character-count="124" meta:image-count="0" meta:non-whitespace-character-count="107" meta:object-count="0" meta:page-count="1" meta:paragraph-count="9" meta:table-count="1" meta:word-count="26"/>
  </office:meta>
</office:document-meta>
</file>